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Unicode MS2" svg:font-family="'Arial Unicode MS'"/>
    <style:font-face style:name="Arial1" svg:font-family="Arial" style:font-family-generic="swiss"/>
    <style:font-face style:name="ヒラギノ角ゴ ProN W3" svg:font-family="'ヒラギノ角ゴ ProN W3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1" svg:font-family="'ヒラギノ角ゴ ProN W3'" style:font-family-generic="system" style:font-pitch="variable"/>
  </office:font-face-decls>
  <office:automatic-styles>
    <style:style style:name="表1" style:family="table">
      <style:table-properties style:width="17.011cm" fo:margin-left="0cm" fo:margin-right="-0.011cm" table:align="margins"/>
    </style:style>
    <style:style style:name="表1.A" style:family="table-column">
      <style:table-column-properties style:column-width="8.64cm" style:rel-column-width="4898*"/>
    </style:style>
    <style:style style:name="表1.B" style:family="table-column">
      <style:table-column-properties style:column-width="8.371cm" style:rel-column-width="4746*"/>
    </style:style>
    <style:style style:name="表1.1" style:family="table-row">
      <style:table-row-properties style:min-row-height="4.23cm"/>
    </style:style>
    <style:style style:name="表1.A1" style:family="table-cell">
      <style:table-cell-properties style:vertical-align="" fo:padding="0cm" fo:border="none"/>
    </style:style>
    <style:style style:name="P1" style:family="paragraph" style:parent-style-name="Standard">
      <style:text-properties style:text-outline="false" style:text-line-through-style="none" style:font-name="Arial Unicode MS" fo:font-size="14.5pt" fo:font-style="normal" fo:text-shadow="none" style:text-underline-style="none" fo:font-weight="normal" style:font-name-asian="Arial Unicode MS" style:font-size-asian="14.5pt" style:font-style-asian="normal" style:font-weight-asian="normal" style:font-name-complex="Arial Unicode MS" style:font-size-complex="14.5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 style:list-style-name="">
      <style:paragraph-properties fo:text-align="start" style:justify-single-word="false" style:text-autospace="none" style:writing-mode="lr-tb"/>
      <style:text-properties style:text-outline="false" style:text-line-through-style="none" style:font-name="ヒラギノ角ゴ ProN W3" fo:font-size="14.5pt" fo:font-style="normal" fo:text-shadow="none" style:text-underline-style="none" fo:font-weight="normal" style:font-name-asian="ヒラギノ角ゴ ProN W3" style:font-size-asian="14.5pt" style:font-style-asian="normal" style:font-weight-asian="normal" style:font-name-complex="ヒラギノ角ゴ ProN W3" style:font-size-complex="14.5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 style:list-style-name="">
      <style:paragraph-properties fo:text-align="start" style:justify-single-word="false" style:text-autospace="none" style:writing-mode="lr-tb"/>
      <style:text-properties style:text-outline="false" style:text-line-through-style="none" style:font-name="Arial Unicode MS" fo:font-size="14.5pt" fo:font-style="normal" fo:text-shadow="none" style:text-underline-style="none" fo:font-weight="normal" style:font-name-asian="Arial Unicode MS" style:font-size-asian="14.5pt" style:font-style-asian="normal" style:font-weight-asian="normal" style:font-name-complex="Arial Unicode MS" style:font-size-complex="14.5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outline="false" style:text-line-through-style="none" style:font-name="ヒラギノ角ゴ ProN W3" fo:font-size="14.5pt" fo:font-style="normal" fo:text-shadow="none" style:text-underline-style="none" fo:font-weight="normal" style:font-name-asian="ヒラギノ角ゴ ProN W3" style:font-size-asian="14.5pt" style:font-style-asian="normal" style:font-weight-asian="normal" style:font-name-complex="ヒラギノ角ゴ ProN W3" style:font-size-complex="14.5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ヒラギノ角ゴ ProN W3" fo:font-size="14pt" fo:font-style="normal" fo:text-shadow="none" style:text-underline-style="none" fo:font-weight="normal" style:font-name-asian="ヒラギノ角ゴ ProN W3" style:font-size-asian="14pt" style:font-style-asian="normal" style:font-weight-asian="normal" style:font-name-complex="ヒラギノ角ゴ ProN W3" style:font-size-complex="14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ヒラギノ角ゴ ProN W3" style:font-name-asian="ヒラギノ角ゴ ProN W3" style:font-name-complex="ヒラギノ角ゴ ProN W3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="Arial1" style:font-name-asian="Arial1" style:font-name-complex="Arial1"/>
    </style:style>
    <style:style style:name="T7" style:family="text">
      <style:text-properties style:use-window-font-color="true" style:font-name="ヒラギノ角ゴ ProN W3" style:font-name-asian="ヒラギノ角ゴ ProN W3" style:font-name-complex="ヒラギノ角ゴ ProN W3"/>
    </style:style>
    <style:style style:name="T8" style:family="text">
      <style:text-properties style:use-window-font-color="true" style:text-outline="false" style:text-line-through-style="none" style:font-name="ヒラギノ角ゴ ProN W3" fo:font-size="14.5pt" fo:font-style="normal" fo:text-shadow="none" style:text-underline-style="none" fo:font-weight="normal" style:font-name-asian="ヒラギノ角ゴ ProN W3" style:font-size-asian="14.5pt" style:font-style-asian="normal" style:font-weight-asian="normal" style:font-name-complex="ヒラギノ角ゴ ProN W3" style:font-size-complex="14.5pt" style:font-style-complex="normal" style:font-weight-complex="normal" style:text-emphasize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Table_20_Contents"><text:span text:style-name="T2">〒 </text:span><text:span text:style-name="T3">541-0054</text:span></text:p>
            <text:p text:style-name="P1"><text:span text:style-name="T4">大阪市中央区南本町</text:span><text:span text:style-name="T6">1</text:span><text:span text:style-name="T7">丁目</text:span><text:span text:style-name="T6">2-15</text:span></text:p>
            <text:p text:style-name="P1"><text:span text:style-name="T7">マヤ第</text:span><text:span text:style-name="T6">2</text:span><text:span text:style-name="T7">ビル</text:span></text:p>
            <text:p text:style-name="Standard"><text:span text:style-name="T8">（株）ファザールソンズ（ジャパン）　　　　　　　　</text:span><text:span text:style-name="T8">　　　　　　達　庄一　様</text:span></text:p>
          </table:table-cell>
          <table:table-cell table:style-name="表1.A1" office:value-type="string">
            <text:p text:style-name="Table_20_Contents">　</text:p>
            <text:p text:style-name="P2">〒 <text:span text:style-name="T1">830-0038</text:span></text:p>
            <text:p text:style-name="P3"><text:span text:style-name="T4">久留米市西町</text:span><text:span text:style-name="T6">1138-9</text:span></text:p>
            <text:p text:style-name="Table_20_Contents"/>
            <text:p text:style-name="Table_20_Contents"/>
            <text:p text:style-name="P2">　　　吉本　信男　様</text:p>
            <text:p text:style-name="Table_20_Contents"/>
          </table:table-cell>
        </table:table-row>
        <table:table-row table:style-name="表1.1">
          <table:table-cell table:style-name="表1.A1" office:value-type="string">
            <text:p text:style-name="Table_20_Contents">　</text:p>
            <text:p text:style-name="Table_20_Contents"><text:span text:style-name="T2">〒 </text:span><text:span text:style-name="T3">831-0004</text:span></text:p>
            <text:p text:style-name="P2">大川市榎津80-4</text:p>
            <text:p text:style-name="Table_20_Contents"/>
            <text:p text:style-name="P2">　　　　　久富　章　様</text:p>
            <text:p text:style-name="Table_20_Contents"/>
          </table:table-cell>
          <table:table-cell table:style-name="表1.A1" office:value-type="string">
            <text:p text:style-name="Table_20_Contents">　</text:p>
            <text:p text:style-name="P2">〒 <text:span text:style-name="T1">833-0055</text:span></text:p>
            <text:p text:style-name="P3"><text:span text:style-name="T4">筑後市熊野</text:span><text:span text:style-name="T6">1634-2</text:span></text:p>
            <text:p text:style-name="Table_20_Contents">　　　　</text:p>
            <text:p text:style-name="P2">　　　近藤　政文　様</text:p>
            <text:p text:style-name="Table_20_Contents"/>
          </table:table-cell>
        </table:table-row>
        <table:table-row table:style-name="表1.1">
          <table:table-cell table:style-name="表1.A1" office:value-type="string">
            <text:p text:style-name="Table_20_Contents">　</text:p>
            <text:p text:style-name="P2">〒 <text:span text:style-name="T1">833-0053</text:span></text:p>
            <text:p text:style-name="P3"><text:span text:style-name="T4">筑後市大字西牟田</text:span><text:span text:style-name="T6">3511</text:span></text:p>
            <text:p text:style-name="Table_20_Contents"/>
            <text:p text:style-name="P2">　　　　　近藤　静子　様</text:p>
            <text:p text:style-name="Table_20_Contents"/>
          </table:table-cell>
          <table:table-cell table:style-name="表1.A1" office:value-type="string">
            <text:p text:style-name="Table_20_Contents"/>
          </table:table-cell>
        </table:table-row>
        <table:table-row table:style-name="表1.1"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</table:table-row>
        <table:table-row table:style-name="表1.1"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</table:table-row>
        <table:table-row table:style-name="表1.1"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Unicode MS2" svg:font-family="'Arial Unicode MS'"/>
    <style:font-face style:name="Arial1" svg:font-family="Arial" style:font-family-generic="swiss"/>
    <style:font-face style:name="ヒラギノ角ゴ ProN W3" svg:font-family="'ヒラギノ角ゴ ProN W3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1" svg:font-family="'ヒラギノ角ゴ ProN W3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ヒラギノ明朝 ProN W3" style:font-size-asian="12pt" style:language-asian="ja" style:country-asian="JP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ヒラギノ角ゴ ProN W3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suru daijiro</meta:initial-creator>
    <meta:creation-date>2011-09-29T10:27:01</meta:creation-date>
    <dc:date>2011-09-29T18:18:42</dc:date>
    <dc:creator>tsuru daijiro</dc:creator>
    <meta:editing-duration>PT6M52S</meta:editing-duration>
    <meta:editing-cycles>3</meta:editing-cycles>
    <meta:generator>OpenOffice.org/3.3$Unix OpenOffice.org_project/330m20$Build-9567</meta:generator>
    <meta:document-statistic meta:table-count="1" meta:image-count="0" meta:object-count="0" meta:page-count="2" meta:paragraph-count="21" meta:word-count="54" meta:character-count="204"/>
  </office:meta>
</office:document-meta>
</file>